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weight="bold" officeooo:rsid="0007bfd6" officeooo:paragraph-rsid="0007bfd6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weight="bold" officeooo:rsid="0007bfd6" officeooo:paragraph-rsid="00113f54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weight="bold" officeooo:rsid="0007bfd6" officeooo:paragraph-rsid="0013017e" style:font-weight-asian="bold" style:font-weight-complex="bold"/>
    </style:style>
    <style:style style:name="P4" style:family="paragraph" style:parent-style-name="Standard">
      <style:paragraph-properties fo:line-height="115%"/>
      <style:text-properties fo:font-weight="bold" officeooo:rsid="0007bfd6" officeooo:paragraph-rsid="000919ba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bold" officeooo:rsid="0007bfd6" officeooo:paragraph-rsid="0009c741" style:font-weight-asian="bold" style:font-weight-complex="bold"/>
    </style:style>
    <style:style style:name="P6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15%"/>
      <style:text-properties fo:font-weight="bold" officeooo:paragraph-rsid="0007bfd6" style:font-weight-asian="bold" style:font-weight-complex="bold"/>
    </style:style>
    <style:style style:name="P8" style:family="paragraph" style:parent-style-name="Standard">
      <style:paragraph-properties fo:line-height="115%"/>
      <style:text-properties fo:font-weight="bold" officeooo:paragraph-rsid="000919ba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font-weight="bold" officeooo:rsid="000919ba" officeooo:paragraph-rsid="00113f54" style:font-weight-asian="bold" style:font-weight-complex="bold"/>
    </style:style>
    <style:style style:name="P10" style:family="paragraph" style:parent-style-name="Standard">
      <style:paragraph-properties fo:line-height="115%"/>
      <style:text-properties officeooo:rsid="0007bfd6" officeooo:paragraph-rsid="0007bfd6"/>
    </style:style>
    <style:style style:name="P11" style:family="paragraph" style:parent-style-name="Standard">
      <style:paragraph-properties fo:line-height="115%"/>
      <style:text-properties officeooo:rsid="0007bfd6" officeooo:paragraph-rsid="0009c741"/>
    </style:style>
    <style:style style:name="P12" style:family="paragraph" style:parent-style-name="Standard">
      <style:paragraph-properties fo:line-height="115%" fo:text-align="justify" style:justify-single-word="false"/>
      <style:text-properties fo:font-weight="normal" officeooo:rsid="0007bfd6" officeooo:paragraph-rsid="0007bfd6" style:font-weight-asian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weight="normal" officeooo:rsid="0007bfd6" officeooo:paragraph-rsid="0013017e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weight="normal" officeooo:rsid="0009c741" officeooo:paragraph-rsid="0009c741" style:font-weight-asian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font-weight="normal" officeooo:rsid="0009c741" officeooo:paragraph-rsid="00113f54" style:font-weight-asian="normal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fo:font-weight="normal" officeooo:rsid="000919ba" officeooo:paragraph-rsid="0009c741" style:font-weight-asian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font-weight="normal" officeooo:rsid="000919ba" officeooo:paragraph-rsid="000919ba" style:font-weight-asian="normal" style:font-weight-complex="normal"/>
    </style:style>
    <style:style style:name="P18" style:family="paragraph" style:parent-style-name="Standard">
      <style:paragraph-properties fo:line-height="115%"/>
      <style:text-properties fo:font-weight="normal" style:font-weight-asian="normal" style:font-weight-complex="normal"/>
    </style:style>
    <style:style style:name="P19" style:family="paragraph" style:parent-style-name="Standard">
      <style:paragraph-properties fo:line-height="115%"/>
    </style:style>
    <style:style style:name="P20" style:family="paragraph" style:parent-style-name="Standard">
      <style:paragraph-properties fo:line-height="115%"/>
      <style:text-properties officeooo:paragraph-rsid="0007bfd6"/>
    </style:style>
    <style:style style:name="P21" style:family="paragraph" style:parent-style-name="Standard">
      <style:paragraph-properties fo:line-height="115%" fo:text-align="justify" style:justify-single-word="false"/>
      <style:text-properties officeooo:paragraph-rsid="000919ba"/>
    </style:style>
    <style:style style:name="P22" style:family="paragraph" style:parent-style-name="Standard">
      <style:paragraph-properties fo:line-height="115%" fo:text-align="justify" style:justify-single-word="false"/>
      <style:text-properties officeooo:paragraph-rsid="0009c741"/>
    </style:style>
    <style:style style:name="P23" style:family="paragraph" style:parent-style-name="Standard">
      <style:paragraph-properties fo:line-height="115%" fo:text-align="justify" style:justify-single-word="false"/>
      <style:text-properties officeooo:rsid="000919ba" officeooo:paragraph-rsid="000919ba"/>
    </style:style>
    <style:style style:name="P24" style:family="paragraph" style:parent-style-name="Standard">
      <style:paragraph-properties fo:line-height="115%" fo:text-align="justify" style:justify-single-word="false"/>
      <style:text-properties officeooo:rsid="0009c741" officeooo:paragraph-rsid="0009c7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bfd6" style:font-weight-asian="bold" style:font-weight-complex="bold"/>
    </style:style>
    <style:style style:name="T3" style:family="text">
      <style:text-properties fo:font-weight="bold" officeooo:rsid="000919ba" style:font-weight-asian="bold" style:font-weight-complex="bold"/>
    </style:style>
    <style:style style:name="T4" style:family="text">
      <style:text-properties fo:font-weight="bold" officeooo:rsid="0009c741" style:font-weight-asian="bold" style:font-weight-complex="bold"/>
    </style:style>
    <style:style style:name="T5" style:family="text">
      <style:text-properties fo:font-weight="bold" officeooo:rsid="000f65cc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6490f" style:font-size-asian="14pt" style:font-weight-asian="bold" style:font-size-complex="14pt" style:font-weight-complex="bold"/>
    </style:style>
    <style:style style:name="T8" style:family="text">
      <style:text-properties officeooo:rsid="0006490f"/>
    </style:style>
    <style:style style:name="T9" style:family="text">
      <style:text-properties officeooo:rsid="000919ba"/>
    </style:style>
    <style:style style:name="T10" style:family="text">
      <style:text-properties officeooo:rsid="00113f5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 text:c="53"/><text:span text:style-name="T6"><text:s text:c="2"/>COURSE OUTCOME </text:span><text:span text:style-name="T7">5</text:span></text:p>
      <text:p text:style-name="P19"/>
      <text:p text:style-name="P8">Date: 1<text:span text:style-name="T9">6</text:span>/<text:span text:style-name="T9">10</text:span>/2023</text:p>
      <text:p text:style-name="P19"/>
      <text:p text:style-name="P6"><text:span text:style-name="T8">1.</text:span>Write a Python program to read a file line by line and store it into a list.</text:p>
      <text:p text:style-name="P19"/>
      <text:p text:style-name="P6">Program</text:p>
      <text:p text:style-name="P6"/>
      <text:p text:style-name="P15">with open("stud.txt") as f:</text:p>
      <text:p text:style-name="P15"><text:tab/>slist=f.readlines()</text:p>
      <text:p text:style-name="P15"><text:tab/>print(slist)</text:p>
      <text:p text:style-name="P15"><text:tab/>slist=[x.strip() for x in slist]</text:p>
      <text:p text:style-name="P15"><text:span text:style-name="T1"><text:tab/></text:span>print("the contents of the file are : ",slist)</text:p>
      <text:p text:style-name="P9"><text:span text:style-name="T1"/></text:p>
      <text:p text:style-name="P3"><text:span text:style-name="T10">O</text:span>utput</text:p>
      <text:p text:style-name="P3"/>
      <text:p text:style-name="P13">mits@mits-HP-280-Pro-G6-Microtower-PC:~/Desktop/S1MCA/PYTHON$ python3 rline.py</text:p>
      <text:p text:style-name="P13">['hello how are you?\n', 'what is your name?\n', 'where are you from?\n', 'why did it happen?\n', 'you\n', 'no\n', 'yes\n']</text:p>
      <text:p text:style-name="P13">the contents of the file are : <text:s/>['hello how are you?', 'what is your name?', 'where are you from?', 'why did it happen?', 'you', 'no', 'yes']</text:p>
      <text:p text:style-name="P1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Date: 1<text:span text:style-name="T9">6</text:span>/<text:span text:style-name="T9">10</text:span>/2023</text:p>
      <text:p text:style-name="P7"/>
      <text:p text:style-name="P20"><text:span text:style-name="T2">2.</text:span><text:span text:style-name="T1">Python program to copy odd lines </text:span><text:span text:style-name="T2">stud.txt to odd.txt and copy the even lines to even.txt.</text:span></text:p>
      <text:p text:style-name="P20"><text:span text:style-name="T2"/></text:p>
      <text:p text:style-name="P10"><text:span text:style-name="T1">Program</text:span></text:p>
      <text:p text:style-name="P10"><text:span text:style-name="T1"/></text:p>
      <text:p text:style-name="P12">sfile=open("stud.txt", "r")</text:p>
      <text:p text:style-name="P12">ofile=open("odd.txt","w")</text:p>
      <text:p text:style-name="P12">efile=open("even.txt","w")</text:p>
      <text:p text:style-name="P12">content=sfile.readlines()</text:p>
      <text:p text:style-name="P12">print("the contents of the file are : ",content)</text:p>
      <text:p text:style-name="P12">for i in range (len(content)):</text:p>
      <text:p text:style-name="P12"><text:tab/>if(i%2==0):</text:p>
      <text:p text:style-name="P12"><text:tab/> <text:s/>efile.write(content[i])</text:p>
      <text:p text:style-name="P12"><text:tab/>else:</text:p>
      <text:p text:style-name="P12"><text:tab/> <text:s/>ofile.write(content[i])</text:p>
      <text:p text:style-name="P12"><text:tab/> <text:s/>sfile.close</text:p>
      <text:p text:style-name="P12"/>
      <text:p text:style-name="P1"><text:span text:style-name="T10">O</text:span>utput</text:p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<text:span text:style-name="T1"><text:tab/><text:tab/>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4"><text:soft-page-break/>Date: <text:span text:style-name="T9">21</text:span>/<text:span text:style-name="T9">10</text:span>/2023</text:p>
      <text:p text:style-name="P4"><text:span text:style-name="T1"/></text:p>
      <text:p text:style-name="P21"><text:span text:style-name="T3">3.</text:span><text:span text:style-name="T1">Write a Python program to read each row from a given csv file and print a list of strings.</text:span></text:p>
      <text:p text:style-name="P21"><text:span text:style-name="T1"/></text:p>
      <text:p text:style-name="P23"><text:span text:style-name="T1">Program</text:span></text:p>
      <text:p text:style-name="P23"><text:span text:style-name="T1"/></text:p>
      <text:p text:style-name="P16">import csv</text:p>
      <text:p text:style-name="P16">with open("emp.csv","r") as csvfile:</text:p>
      <text:p text:style-name="P16"><text:tab/>data=csv.reader(csvfile)</text:p>
      <text:p text:style-name="P16"><text:tab/>for i in data:</text:p>
      <text:p text:style-name="P16"><text:tab/><text:tab/>print(i)</text:p>
      <text:p text:style-name="P17"/>
      <text:p text:style-name="P2"><text:span text:style-name="T10">O</text:span><text:span text:style-name="T1">utput</text:span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11"><text:soft-page-break/><text:span text:style-name="T1">Date: </text:span><text:span text:style-name="T3">21</text:span><text:span text:style-name="T1">/</text:span><text:span text:style-name="T3">10</text:span><text:span text:style-name="T1">/2023</text:span></text:p>
      <text:p text:style-name="P5"><text:span text:style-name="T1"/></text:p>
      <text:p text:style-name="P22"><text:span text:style-name="T4">4</text:span><text:span text:style-name="T3">.Write a Python program to read specific columns of a given CSV file and print the content of the columns.</text:span></text:p>
      <text:p text:style-name="P22"><text:span text:style-name="T3"/></text:p>
      <text:p text:style-name="P24"><text:span text:style-name="T3">P</text:span><text:span text:style-name="T1">rogram</text:span></text:p>
      <text:p text:style-name="P24"><text:span text:style-name="T1"/></text:p>
      <text:p text:style-name="P14">import csv</text:p>
      <text:p text:style-name="P14">with open('departments.csv', newline='') as csvfile:</text:p>
      <text:p text:style-name="P14"><text:s/>data = csv.DictReader(csvfile)</text:p>
      <text:p text:style-name="P14"><text:s/>print("ID Department Name")</text:p>
      <text:p text:style-name="P14"><text:s/>print("---------------------------------")</text:p>
      <text:p text:style-name="P14"><text:s/>for row in data:</text:p>
      <text:p text:style-name="P14"><text:s text:c="3"/>print(row['department_id'], row['department_name']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Date: <text:span text:style-name="T9">21</text:span>/<text:span text:style-name="T9">10</text:span>/2023</text:p>
      <text:p text:style-name="P5"><text:span text:style-name="T1"/></text:p>
      <text:p text:style-name="P22"><text:soft-page-break/><text:span text:style-name="T5">5</text:span><text:span text:style-name="T3">.Write a Python program to write a Python dictionary to a csv file. After writing the CSV<text:line-break/>file<text:line-break/>read the CSV file and display the content</text:span></text:p>
      <text:p text:style-name="P22"><text:span text:style-name="T3"/></text:p>
      <text:p text:style-name="P24"><text:span text:style-name="T3">P</text:span><text:span text:style-name="T1">rogram</text:span></text:p>
      <text:p text:style-name="P14"><text:span text:style-name="T1"/></text:p>
      <text:p text:style-name="P14">import csv</text:p>
      <text:p text:style-name="P14">field=['roll no','name','age']</text:p>
      <text:p text:style-name="P14">sdict=[{'roll no':43,'name':'jo','age':21},</text:p>
      <text:p text:style-name="P14">{'roll no':4,'name':'jake','age':20}]</text:p>
      <text:p text:style-name="P14">with open('dept.csv',"w") as dfile:</text:p>
      <text:p text:style-name="P14"><text:tab/>writer=csv.DictWriter(dfile,fieldnames=field)</text:p>
      <text:p text:style-name="P14"><text:tab/>writer.writeheader()</text:p>
      <text:p text:style-name="P14"><text:tab/>writer.writerows(sdict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09:22:23.810265715</meta:creation-date>
    <dc:date>2023-11-13T10:32:23.331848367</dc:date>
    <meta:editing-duration>PT19M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5" meta:paragraph-count="60" meta:word-count="257" meta:character-count="2036" meta:non-whitespace-character-count="1750"/>
  </office:meta>
</office:document-meta>
</file>